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087" table:content-validation-name="val2" table:style-name="ce21">
            <text:p>10087.00</text:p>
          </table:table-cell>
          <table:table-cell office:value-type="float" office:value="9204.84" table:content-validation-name="val1" table:style-name="ce20">
            <text:p>9204.84</text:p>
          </table:table-cell>
          <table:table-cell office:value-type="float" office:value="21193" table:content-validation-name="val2" table:style-name="ce21">
            <text:p>21193.00</text:p>
          </table:table-cell>
          <table:table-cell office:value-type="float" office:value="20145.086283774115" table:content-validation-name="val1" table:style-name="ce20">
            <text:p>20145.09</text:p>
          </table:table-cell>
          <table:table-cell office:value-type="float" office:value="13919" table:content-validation-name="val2" table:style-name="ce21">
            <text:p>13919.00</text:p>
          </table:table-cell>
          <table:table-cell office:value-type="float" office:value="13494.17" table:content-validation-name="val1" table:style-name="ce20">
            <text:p>13494.17</text:p>
          </table:table-cell>
          <table:table-cell office:value-type="float" office:value="5057" table:content-validation-name="val2" table:style-name="ce21">
            <text:p>5057.00</text:p>
          </table:table-cell>
          <table:table-cell office:value-type="float" office:value="4948.8" table:content-validation-name="val1" table:style-name="ce20">
            <text:p>4948.80</text:p>
          </table:table-cell>
          <table:table-cell office:value-type="float" office:value="368" table:content-validation-name="val2" table:style-name="ce21">
            <text:p>368.00</text:p>
          </table:table-cell>
          <table:table-cell office:value-type="float" office:value="362.19" table:content-validation-name="val1" table:style-name="ce20">
            <text:p>362.19</text:p>
          </table:table-cell>
          <table:table-cell office:value-type="float" office:value="139" table:content-validation-name="val2" table:style-name="ce21">
            <text:p>139.00</text:p>
          </table:table-cell>
          <table:table-cell office:value-type="float" office:value="138.6" table:content-validation-name="val1" table:style-name="ce20">
            <text:p>138.60</text:p>
          </table:table-cell>
          <table:table-cell office:value-type="float" office:value="50763" table:style-name="ce7">
            <text:p>50,763</text:p>
          </table:table-cell>
          <table:table-cell office:value-type="float" office:value="48294" table:style-name="ce7">
            <text:p>48,294</text:p>
          </table:table-cell>
          <table:table-cell office:value-type="float" office:value="2687" table:content-validation-name="val4" table:style-name="ce23">
            <text:p>2687</text:p>
          </table:table-cell>
          <table:table-cell office:value-type="float" office:value="2597.29" table:content-validation-name="val1" table:style-name="ce22">
            <text:p>2597.29</text:p>
          </table:table-cell>
          <table:table-cell office:value-type="float" office:value="416" table:content-validation-name="val4" table:style-name="ce23">
            <text:p>416</text:p>
          </table:table-cell>
          <table:table-cell office:value-type="float" office:value="412.39" table:content-validation-name="val1" table:style-name="ce22">
            <text:p>412.39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3103" table:style-name="ce7">
            <text:p>3,103</text:p>
          </table:table-cell>
          <table:table-cell office:value-type="float" office:value="3010" table:style-name="ce7">
            <text:p>3,010</text:p>
          </table:table-cell>
          <table:table-cell table:style-name="ce9"/>
          <table:table-cell office:value-type="float" office:value="53866" table:style-name="ce7">
            <text:p>53,866</text:p>
          </table:table-cell>
          <table:table-cell office:value-type="float" office:value="51303" table:style-name="ce7">
            <text:p>51,303</text:p>
          </table:table-cell>
          <table:table-cell office:value-type="currency" office:value="155766628.06999999" table:content-validation-name="val5" table:style-name="ce10">
            <text:p>£155,766,628.07</text:p>
          </table:table-cell>
          <table:table-cell office:value-type="currency" office:value="14327444.160000019" table:content-validation-name="val5" table:style-name="ce10">
            <text:p>£14,327,444.16</text:p>
          </table:table-cell>
          <table:table-cell office:value-type="currency" office:value="1406967.04" table:content-validation-name="val5" table:style-name="ce10">
            <text:p>£1,406,967.04</text:p>
          </table:table-cell>
          <table:table-cell office:value-type="currency" office:value="2092778.6599999997" table:content-validation-name="val5" table:style-name="ce10">
            <text:p>£2,092,778.66</text:p>
          </table:table-cell>
          <table:table-cell office:value-type="currency" office:value="47395901.170000017" table:content-validation-name="val5" table:style-name="ce10">
            <text:p>£47,395,901.17</text:p>
          </table:table-cell>
          <table:table-cell office:value-type="currency" office:value="18346244.139999997" table:content-validation-name="val5" table:style-name="ce10">
            <text:p>£18,346,244.14</text:p>
          </table:table-cell>
          <table:table-cell office:value-type="currency" office:value="239335963.24000001" table:style-name="ce11">
            <text:p>£239,335,963.24</text:p>
          </table:table-cell>
          <table:table-cell office:value-type="currency" office:value="11885023.190000001" table:content-validation-name="val5" table:style-name="ce12">
            <text:p>£11,885,023.19</text:p>
          </table:table-cell>
          <table:table-cell office:value-type="currency" office:value="7931662.5700000003" table:content-validation-name="val5" table:style-name="ce12">
            <text:p>£7,931,662.57</text:p>
          </table:table-cell>
          <table:table-cell office:value-type="currency" office:value="19816685.760000002" table:style-name="ce11">
            <text:p>£19,816,685.76</text:p>
          </table:table-cell>
          <table:table-cell office:value-type="currency" office:value="259152649" table:style-name="ce13">
            <text:p>£259,152,649.00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9" table:content-validation-name="val2" table:style-name="ce21">
            <text:p>429.00</text:p>
          </table:table-cell>
          <table:table-cell office:value-type="float" office:value="325.77" table:content-validation-name="val1" table:style-name="ce20">
            <text:p>325.77</text:p>
          </table:table-cell>
          <table:table-cell office:value-type="float" office:value="327" table:content-validation-name="val2" table:style-name="ce21">
            <text:p>327.00</text:p>
          </table:table-cell>
          <table:table-cell office:value-type="float" office:value="292.82" table:content-validation-name="val1" table:style-name="ce20">
            <text:p>292.82</text:p>
          </table:table-cell>
          <table:table-cell office:value-type="float" office:value="514" table:content-validation-name="val2" table:style-name="ce21">
            <text:p>514.00</text:p>
          </table:table-cell>
          <table:table-cell office:value-type="float" office:value="493.69270270219977" table:content-validation-name="val1" table:style-name="ce20">
            <text:p>493.69</text:p>
          </table:table-cell>
          <table:table-cell office:value-type="float" office:value="103" table:content-validation-name="val2" table:style-name="ce21">
            <text:p>103.00</text:p>
          </table:table-cell>
          <table:table-cell office:value-type="float" office:value="100.43" table:content-validation-name="val1" table:style-name="ce20">
            <text:p>100.43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9" table:content-validation-name="val1" table:style-name="ce20">
            <text:p>9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382" table:style-name="ce7">
            <text:p>1,382</text:p>
          </table:table-cell>
          <table:table-cell office:value-type="float" office:value="1222" table:style-name="ce7">
            <text:p>1,22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4" table:content-validation-name="val1" table:style-name="ce22">
            <text:p>14.00</text:p>
          </table:table-cell>
          <table:table-cell office:value-type="float" office:value="14" table:content-validation-name="val3" table:style-name="ce24">
            <text:p>14.0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style-name="ce9"/>
          <table:table-cell office:value-type="float" office:value="1396" table:style-name="ce7">
            <text:p>1,396</text:p>
          </table:table-cell>
          <table:table-cell office:value-type="float" office:value="1236" table:style-name="ce7">
            <text:p>1,236</text:p>
          </table:table-cell>
          <table:table-cell office:value-type="currency" office:value="4115569.0499999993" table:content-validation-name="val5" table:style-name="ce10">
            <text:p>£4,115,569.05</text:p>
          </table:table-cell>
          <table:table-cell office:value-type="currency" office:value="12870.7" table:content-validation-name="val5" table:style-name="ce10">
            <text:p>£12,870.7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2178.87" table:content-validation-name="val5" table:style-name="ce10">
            <text:p>£52,178.87</text:p>
          </table:table-cell>
          <table:table-cell office:value-type="currency" office:value="995091.68" table:content-validation-name="val5" table:style-name="ce10">
            <text:p>£995,091.68</text:p>
          </table:table-cell>
          <table:table-cell office:value-type="currency" office:value="436027.82" table:content-validation-name="val5" table:style-name="ce10">
            <text:p>£436,027.82</text:p>
          </table:table-cell>
          <table:table-cell office:value-type="currency" office:value="5611738.1200000001" table:style-name="ce11">
            <text:p>£5,611,738.12</text:p>
          </table:table-cell>
          <table:table-cell office:value-type="currency" office:value="228067.91" table:content-validation-name="val5" table:style-name="ce12">
            <text:p>£228,067.9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28067.91" table:style-name="ce11">
            <text:p>£228,067.91</text:p>
          </table:table-cell>
          <table:table-cell office:value-type="currency" office:value="5839806.0300000003" table:style-name="ce13">
            <text:p>£5,839,806.03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2" table:content-validation-name="val2" table:style-name="ce21">
            <text:p>152.00</text:p>
          </table:table-cell>
          <table:table-cell office:value-type="float" office:value="145.27000000000001" table:content-validation-name="val1" table:style-name="ce20">
            <text:p>145.27</text:p>
          </table:table-cell>
          <table:table-cell office:value-type="float" office:value="393" table:content-validation-name="val2" table:style-name="ce21">
            <text:p>393.00</text:p>
          </table:table-cell>
          <table:table-cell office:value-type="float" office:value="371.29" table:content-validation-name="val1" table:style-name="ce20">
            <text:p>371.29</text:p>
          </table:table-cell>
          <table:table-cell office:value-type="float" office:value="369" table:content-validation-name="val2" table:style-name="ce21">
            <text:p>369.00</text:p>
          </table:table-cell>
          <table:table-cell office:value-type="float" office:value="359.64" table:content-validation-name="val1" table:style-name="ce20">
            <text:p>359.64</text:p>
          </table:table-cell>
          <table:table-cell office:value-type="float" office:value="53" table:content-validation-name="val2" table:style-name="ce21">
            <text:p>53.00</text:p>
          </table:table-cell>
          <table:table-cell office:value-type="float" office:value="51.7" table:content-validation-name="val1" table:style-name="ce20">
            <text:p>51.7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4" table:content-validation-name="val1" table:style-name="ce20">
            <text:p>1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982" table:style-name="ce7">
            <text:p>982</text:p>
          </table:table-cell>
          <table:table-cell office:value-type="float" office:value="943" table:style-name="ce7">
            <text:p>94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8" table:content-validation-name="val1" table:style-name="ce22">
            <text:p>8.00</text:p>
          </table:table-cell>
          <table:table-cell office:value-type="float" office:value="8" table:content-validation-name="val3" table:style-name="ce24">
            <text:p>8.0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style-name="ce9"/>
          <table:table-cell office:value-type="float" office:value="991" table:style-name="ce7">
            <text:p>991</text:p>
          </table:table-cell>
          <table:table-cell office:value-type="float" office:value="952" table:style-name="ce7">
            <text:p>952</text:p>
          </table:table-cell>
          <table:table-cell office:value-type="currency" office:value="3295273" table:content-validation-name="val5" table:style-name="ce10">
            <text:p>£3,295,273.00</text:p>
          </table:table-cell>
          <table:table-cell office:value-type="currency" office:value="113367" table:content-validation-name="val5" table:style-name="ce10">
            <text:p>£113,367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7582" table:content-validation-name="val5" table:style-name="ce10">
            <text:p>£97,582.00</text:p>
          </table:table-cell>
          <table:table-cell office:value-type="currency" office:value="933014" table:content-validation-name="val5" table:style-name="ce10">
            <text:p>£933,014.00</text:p>
          </table:table-cell>
          <table:table-cell office:value-type="currency" office:value="397373" table:content-validation-name="val5" table:style-name="ce10">
            <text:p>£397,373.00</text:p>
          </table:table-cell>
          <table:table-cell office:value-type="currency" office:value="4836906" table:style-name="ce11">
            <text:p>£4,836,906.00</text:p>
          </table:table-cell>
          <table:table-cell office:value-type="currency" office:value="99934" table:content-validation-name="val5" table:style-name="ce12">
            <text:p>£99,934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99934" table:style-name="ce11">
            <text:p>£99,934.00</text:p>
          </table:table-cell>
          <table:table-cell office:value-type="currency" office:value="4936840" table:style-name="ce13">
            <text:p>£4,936,840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Februar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3.22" table:content-validation-name="val1" table:style-name="ce26">
            <text:p>3.22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58" table:content-validation-name="val1" table:style-name="ce26">
            <text:p>7.58</text:p>
          </table:table-cell>
          <table:table-cell office:value-type="float" office:value="42" table:content-validation-name="val2" table:style-name="ce25">
            <text:p>42.00</text:p>
          </table:table-cell>
          <table:table-cell office:value-type="float" office:value="40.78" table:content-validation-name="val1" table:style-name="ce26">
            <text:p>40.78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2" table:content-validation-name="val1" table:style-name="ce26">
            <text:p>7.20</text:p>
          </table:table-cell>
          <table:table-cell office:value-type="float" office:value="3" table:content-validation-name="val2" table:style-name="ce25">
            <text:p>3.00</text:p>
          </table:table-cell>
          <table:table-cell office:value-type="float" office:value="3" table:content-validation-name="val1" table:style-name="ce26">
            <text:p>3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0.8" table:content-validation-name="val1" table:style-name="ce26">
            <text:p>0.80</text:p>
          </table:table-cell>
          <table:table-cell office:value-type="float" office:value="66" table:style-name="ce7">
            <text:p>66</text:p>
          </table:table-cell>
          <table:table-cell office:value-type="float" office:value="63" table:style-name="ce7">
            <text:p>6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66" table:style-name="ce7">
            <text:p>66</text:p>
          </table:table-cell>
          <table:table-cell office:value-type="float" office:value="63" table:style-name="ce7">
            <text:p>63</text:p>
          </table:table-cell>
          <table:table-cell office:value-type="currency" office:value="318675" table:content-validation-name="val5" table:style-name="ce18">
            <text:p>£318,675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1099.07" table:content-validation-name="val5" table:style-name="ce18">
            <text:p>£1,099.07</text:p>
          </table:table-cell>
          <table:table-cell office:value-type="currency" office:value="90534.59" table:content-validation-name="val5" table:style-name="ce18">
            <text:p>£90,534.59</text:p>
          </table:table-cell>
          <table:table-cell office:value-type="currency" office:value="37044.69" table:content-validation-name="val5" table:style-name="ce18">
            <text:p>£37,044.69</text:p>
          </table:table-cell>
          <table:table-cell office:value-type="currency" office:value="447353.35" table:style-name="ce11">
            <text:p>£447,353.3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7353.35" table:style-name="ce13">
            <text:p>£447,353.3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7" table:content-validation-name="val2" table:style-name="ce21">
            <text:p>97.00</text:p>
          </table:table-cell>
          <table:table-cell office:value-type="float" office:value="86" table:content-validation-name="val1" table:style-name="ce20">
            <text:p>86.00</text:p>
          </table:table-cell>
          <table:table-cell office:value-type="float" office:value="121" table:content-validation-name="val2" table:style-name="ce21">
            <text:p>121.00</text:p>
          </table:table-cell>
          <table:table-cell office:value-type="float" office:value="113" table:content-validation-name="val1" table:style-name="ce20">
            <text:p>113.00</text:p>
          </table:table-cell>
          <table:table-cell office:value-type="float" office:value="114" table:content-validation-name="val2" table:style-name="ce21">
            <text:p>114.00</text:p>
          </table:table-cell>
          <table:table-cell office:value-type="float" office:value="106" table:content-validation-name="val1" table:style-name="ce20">
            <text:p>106.00</text:p>
          </table:table-cell>
          <table:table-cell office:value-type="float" office:value="29" table:content-validation-name="val2" table:style-name="ce21">
            <text:p>29.00</text:p>
          </table:table-cell>
          <table:table-cell office:value-type="float" office:value="29" table:content-validation-name="val1" table:style-name="ce20">
            <text:p>29.00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7" table:content-validation-name="val2" table:style-name="ce21">
            <text:p>7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374" table:style-name="ce7">
            <text:p>374</text:p>
          </table:table-cell>
          <table:table-cell office:value-type="float" office:value="340" table:style-name="ce7">
            <text:p>34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9"/>
          <table:table-cell office:value-type="float" office:value="375" table:style-name="ce7">
            <text:p>375</text:p>
          </table:table-cell>
          <table:table-cell office:value-type="float" office:value="341" table:style-name="ce7">
            <text:p>341</text:p>
          </table:table-cell>
          <table:table-cell office:value-type="currency" office:value="1669223.9899999998" table:content-validation-name="val5" table:style-name="ce10">
            <text:p>£1,669,223.99</text:p>
          </table:table-cell>
          <table:table-cell office:value-type="currency" office:value="14075.89" table:content-validation-name="val5" table:style-name="ce10">
            <text:p>£14,075.89</text:p>
          </table:table-cell>
          <table:table-cell office:value-type="currency" office:value="2750" table:content-validation-name="val5" table:style-name="ce10">
            <text:p>£2,750.00</text:p>
          </table:table-cell>
          <table:table-cell office:value-type="currency" office:value="4289.5000000000009" table:content-validation-name="val5" table:style-name="ce10">
            <text:p>£4,289.50</text:p>
          </table:table-cell>
          <table:table-cell office:value-type="currency" office:value="438446.28" table:content-validation-name="val5" table:style-name="ce10">
            <text:p>£438,446.28</text:p>
          </table:table-cell>
          <table:table-cell office:value-type="currency" office:value="194737.28" table:content-validation-name="val5" table:style-name="ce10">
            <text:p>£194,737.28</text:p>
          </table:table-cell>
          <table:table-cell office:value-type="currency" office:value="2323522.94" table:style-name="ce11">
            <text:p>£2,323,522.9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40000" table:content-validation-name="val5" table:style-name="ce12">
            <text:p>£40,000.00</text:p>
          </table:table-cell>
          <table:table-cell office:value-type="currency" office:value="40000" table:style-name="ce11">
            <text:p>£40,000.00</text:p>
          </table:table-cell>
          <table:table-cell office:value-type="currency" office:value="2363522.94" table:style-name="ce13">
            <text:p>£2,363,522.94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1">
            <text:p>7.00</text:p>
          </table:table-cell>
          <table:table-cell office:value-type="float" office:value="7" table:content-validation-name="val1" table:style-name="ce20">
            <text:p>7.00</text:p>
          </table:table-cell>
          <table:table-cell office:value-type="float" office:value="10" table:content-validation-name="val2" table:style-name="ce21">
            <text:p>10.00</text:p>
          </table:table-cell>
          <table:table-cell office:value-type="float" office:value="9.1" table:content-validation-name="val1" table:style-name="ce20">
            <text:p>9.10</text:p>
          </table:table-cell>
          <table:table-cell office:value-type="float" office:value="80" table:content-validation-name="val2" table:style-name="ce21">
            <text:p>80.00</text:p>
          </table:table-cell>
          <table:table-cell office:value-type="float" office:value="77.94" table:content-validation-name="val1" table:style-name="ce20">
            <text:p>77.94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8.61" table:content-validation-name="val1" table:style-name="ce20">
            <text:p>8.61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10" table:style-name="ce7">
            <text:p>110</text:p>
          </table:table-cell>
          <table:table-cell office:value-type="float" office:value="107" table:style-name="ce7">
            <text:p>107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0" table:style-name="ce7">
            <text:p>110</text:p>
          </table:table-cell>
          <table:table-cell office:value-type="float" office:value="107" table:style-name="ce7">
            <text:p>107</text:p>
          </table:table-cell>
          <table:table-cell office:value-type="currency" office:value="334900.03999999998" table:content-validation-name="val5" table:style-name="ce10">
            <text:p>£334,900.04</text:p>
          </table:table-cell>
          <table:table-cell office:value-type="currency" office:value="4926.1099999999997" table:content-validation-name="val5" table:style-name="ce10">
            <text:p>£4,926.1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1226.19" table:content-validation-name="val5" table:style-name="ce10">
            <text:p>£91,226.19</text:p>
          </table:table-cell>
          <table:table-cell office:value-type="currency" office:value="36852.639999999999" table:content-validation-name="val5" table:style-name="ce10">
            <text:p>£36,852.64</text:p>
          </table:table-cell>
          <table:table-cell office:value-type="currency" office:value="467904.98" table:style-name="ce11">
            <text:p>£467,904.98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67904.98" table:style-name="ce13">
            <text:p>£467,904.98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aji Mathew John</meta:initial-creator>
    <dc:creator>Philip Beach</dc:creator>
    <meta:creation-date>2022-05-25T10:02:41Z</meta:creation-date>
    <dc:date>2025-03-27T11:18:02Z</dc:date>
  </office:meta>
</office:document-meta>
</file>